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22" officeooo:paragraph-rsid="00009022"/>
    </style:style>
    <style:style style:name="P2" style:family="paragraph" style:parent-style-name="Standard">
      <style:text-properties officeooo:rsid="00009022" officeooo:paragraph-rsid="00009022"/>
    </style:style>
    <style:style style:name="P3" style:family="paragraph" style:parent-style-name="Standard">
      <style:text-properties officeooo:rsid="0000baa8" officeooo:paragraph-rsid="0000b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à một phần quả Dự án lớn Quản lý Dịch vụ In. Miền của nó là</text:p>
      <text:p text:style-name="P1"/>
      <text:p text:style-name="P1">QuanLyDVIn.TinhGiaIn.xxx</text:p>
      <text:p text:style-name="P1"/>
      <text:p text:style-name="P3">Đã qua GitHub từ ngày 17/12/20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2-17T07:54:08.057000000</dc:date>
    <meta:editing-duration>PT3M43S</meta:editing-duration>
    <meta:editing-cycles>2</meta:editing-cycles>
    <meta:document-statistic meta:table-count="0" meta:image-count="0" meta:object-count="0" meta:page-count="1" meta:paragraph-count="3" meta:word-count="23" meta:character-count="116" meta:non-whitespace-character-count="96"/>
  </office:meta>
</office:document-meta>
</file>